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来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出迎えご苦労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来城を心から歓迎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"We welcome you to the castl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早速だが、姫に謁見していただき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"Sudden though it may be, let us go to
have an audience with the princes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ついて来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Follow me."</text:p>
          </table:table-cell>
          <table:table-cell table:number-columns-repeated="1020"/>
        </table:table-row>
        <table:table-row>
          <table:table-cell table:style-name="ce0" office:value-type="string">
            <text:p>魔物が厄介なのは今に始まったことじゃない
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近は特にひどい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洗いでしたら、この奥にな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たるもの、一切の雑念を捨てて任務に
徹するべ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申し訳ないが、話しかけないでいただき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わっくしょ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花粉症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床のお掃除、終わりました・・・（もじもじ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あ、あの・・・先輩、少し休憩を・・・（そわそわ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何言ってるの？　今日はまだまだお仕事
　いっぱい溜まってるんだから、一通り
　終わるまで休憩してる時間なんてない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う・・・は、は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いい、いいわよその表情・・・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必死に尿意を隠そうと脚に力がこもってる
　わね・・・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今日はたっぷりかわいがってあげるわ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さあ、次はパーティホールのお掃除よ。
　ついてらっしゃ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（うう・・・が、がまんしなきゃ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うふふ・・・かなりキツそうね・・・ふふ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15:35:26+01:00</meta:creation-date>
    <dc:date>2019-10-27T15:35:2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